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maire</text:p>
      <text:p text:style-name="P1"/>
      <text:list xml:id="list7527552157833560715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">Indication</text:p>
                                              <text:p text:style-name="P3">1.1 Fonctions</text:p>
                                              <text:p text:style-name="P3">1.2 Tests fonctionnels</text:p>
                                            </text:list-item>
                                            <text:list-item>
                                              <text:p text:style-name="P2">Medicament</text:p>
                                              <text:p text:style-name="P3"><text:s/>2.1 Fonctions</text:p>
                                              <text:p text:style-name="P3"><text:s/>2.2 Test fonctionnels</text:p>
                                            </text:list-item>
                                            <text:list-item>
                                              <text:p text:style-name="P2">Traitement</text:p>
                                              <text:p text:style-name="P3">3.1 Fonctions</text:p>
                                              <text:p text:style-name="P3">3.2 Tests fonctionnels</text:p>
                                              <text:p text:style-name="P3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Aydogdu Bekir<text:tab/>Document Technique<text:tab/>27/11/2018</text:p>
        <text:p text:style-name="Header">Bearez Antoine<text:tab/>Partiel PPE 1</text:p>
        <text:p text:style-name="Header">Lecompte Quentin</text:p>
      </style:header>
      <style:footer>
        <text:p text:style-name="Footer"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27T14:42:17.21</meta:creation-date>
    <dc:date>2018-11-27T14:49:38.11</dc:date>
    <meta:editing-duration>PT6M27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4" meta:word-count="35" meta:character-count="242"/>
  </office:meta>
</office:document-meta>
</file>